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c39e" officeooo:paragraph-rsid="0006c39e"/>
    </style:style>
    <style:style style:name="P2" style:family="paragraph" style:parent-style-name="Standard">
      <style:text-properties officeooo:rsid="00083da8" officeooo:paragraph-rsid="00083da8"/>
    </style:style>
    <style:style style:name="P3" style:family="paragraph" style:parent-style-name="Standard">
      <style:text-properties officeooo:rsid="0008e108" officeooo:paragraph-rsid="0008e108"/>
    </style:style>
    <style:style style:name="P4" style:family="paragraph" style:parent-style-name="Standard">
      <style:text-properties officeooo:rsid="000a63fd" officeooo:paragraph-rsid="000a63fd"/>
    </style:style>
    <style:style style:name="P5" style:family="paragraph" style:parent-style-name="Standard">
      <style:text-properties officeooo:rsid="000a63fd" officeooo:paragraph-rsid="000ad80a"/>
    </style:style>
    <style:style style:name="P6" style:family="paragraph" style:parent-style-name="Standard">
      <style:text-properties officeooo:rsid="000ad80a" officeooo:paragraph-rsid="000ad80a"/>
    </style:style>
    <style:style style:name="T1" style:family="text">
      <style:text-properties officeooo:rsid="00083da8"/>
    </style:style>
    <style:style style:name="T2" style:family="text">
      <style:text-properties officeooo:rsid="0008e108"/>
    </style:style>
    <style:style style:name="T3" style:family="text">
      <style:text-properties officeooo:rsid="000a63fd"/>
    </style:style>
    <style:style style:name="T4" style:family="text">
      <style:text-properties officeooo:rsid="000ad80a"/>
    </style:style>
    <style:style style:name="T5" style:family="text">
      <style:text-properties officeooo:rsid="000bcc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2</text:span>) E' il punto di vista del narratore popolare <text:span text:style-name="T1">(superstizioso, ignorante)</text:span>.</text:p>
      <text:p text:style-name="P1"/>
      <text:p text:style-name="P2"><text:span text:style-name="T5">3</text:span>) </text:p>
      <text:p text:style-name="P4"/>
      <text:p text:style-name="P2"><text:span text:style-name="T3">4</text:span>) Personaggi con un legame personale <text:span text:style-name="T2">e benevolo</text:span> con Rosso:</text:p>
      <text:p text:style-name="P2">Il padre Mastro Misciu e Ranocchio.</text:p>
      <text:p text:style-name="P2"/>
      <text:p text:style-name="P3">Personaggi con un legame personale e maligno:</text:p>
      <text:p text:style-name="P3">La madre e la sorella.</text:p>
      <text:p text:style-name="P2"/>
      <text:p text:style-name="P3">Personaggi secondari che corrispondono al pensiero della gente comune nei confronti di Malpelo:</text:p>
      <text:p text:style-name="P3">I compagni di lavoro, <text:span text:style-name="T3">i</text:span>l padrone della cava <text:span text:style-name="T3">e Zio Mommu (detto lo sciancato).</text:span></text:p>
      <text:p text:style-name="P2"/>
      <text:p text:style-name="P4">5) No perchè la condizione di esistenza è ereditaria, casuale ed è condizionata da fattori esterni come enunciato dal principio del determinismo.</text:p>
      <text:p text:style-name="P4"/>
      <text:p text:style-name="P5">6) I valori dominanti sono il materialismo, il principio della lotta per la sopravvivenza e l'egoismo, soprattuto per il campo economico.</text:p>
      <text:p text:style-name="P5"/>
      <text:p text:style-name="P5"><text:span text:style-name="T4">7)</text:span> <text:span text:style-name="T4">Il punto di vista dei personaggi emerge quando lo sciancato commenta l'accaduto dicendo che quella disfatta in realtà avrebbe procurato del guadagno e nel momento in cui i compagni di lavoro commentano il comportamento di Rosso Malpelo.</text:span></text:p>
      <text:p text:style-name="P6">Il punto di vista di Verga si può vedere solo attraverso le parole di Rosso: rr: 97 "Anche con me fanno così! e a mio padre gli dicevano Bestia perchè egli non faceva così!" ovvero con questa frase critica il comportamento dei colleghi che prendevano in giro Mastro Misciu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25S</meta:editing-duration>
    <meta:editing-cycles>4</meta:editing-cycles>
    <meta:generator>LibreOffice/5.2.1.2$Windows_x86 LibreOffice_project/31dd62db80d4e60af04904455ec9c9219178d620</meta:generator>
    <dc:date>2017-09-27T18:17:53.931000000</dc:date>
    <meta:document-statistic meta:table-count="0" meta:image-count="0" meta:object-count="0" meta:page-count="1" meta:paragraph-count="12" meta:word-count="197" meta:character-count="1205" meta:non-whitespace-character-count="1018"/>
    <meta:user-defined meta:name="Info 1"/>
    <meta:user-defined meta:name="Info 2"/>
    <meta:user-defined meta:name="Info 3"/>
    <meta:user-defined meta:name="Info 4"/>
  </office:meta>
</office:document-meta>
</file>